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2" style:family="table-cell" style:parent-style-name="Default" style:data-style-name="N0"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/>
    </style:style>
    <style:style style:name="ce4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6" style:family="table-cell" style:parent-style-name="Default" style:data-style-name="N15">
      <style:table-cell-properties fo:border="thin solid #000000"/>
      <style:text-properties fo:font-size="13pt" style:font-size-asian="13pt" style:font-size-complex="13pt"/>
    </style:style>
    <style:style style:name="ce7" style:family="table-cell" style:parent-style-name="Default" style:data-style-name="N15">
      <style:text-properties fo:font-size="13pt" style:font-size-asian="13pt" style:font-size-complex="13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5533333333333cm" style:use-optimal-column-width="true"/>
    </style:style>
    <style:style style:name="co4" style:family="table-column">
      <style:table-column-properties fo:break-before="auto" style:column-width="3.09033333333333cm" style:use-optimal-column-width="true"/>
    </style:style>
    <style:style style:name="ro1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9" table:default-cell-style-name="ce2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time</text:p>
          </table:table-cell>
          <table:table-cell table:style-name="ce2"/>
          <table:table-cell office:value-type="string" table:style-name="ce1">
            <text:p>n_average</text:p>
          </table:table-cell>
          <table:table-cell office:value-type="string" table:style-name="ce1">
            <text:p>time_average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2920000000000001E-6" table:style-name="ce4">
            <text:p>1.29E-06</text:p>
          </table:table-cell>
          <table:table-cell table:style-name="ce2"/>
          <table:table-cell office:value-type="float" office:value="10" table:style-name="ce5">
            <text:p>10</text:p>
          </table:table-cell>
          <table:table-cell office:value-type="float" office:value="9.6919999999999976E-7" table:formula="of:= AVERAGEIF([.$A$2:.$A$501]; [.D2]; [.$B$2:.$B$501])" table:style-name="ce5">
            <text:p>9.692E-07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9.2900000000000002E-7" table:style-name="ce4">
            <text:p>9.29E-07</text:p>
          </table:table-cell>
          <table:table-cell table:style-name="ce2"/>
          <table:table-cell office:value-type="float" office:value="13" table:style-name="ce5">
            <text:p>13</text:p>
          </table:table-cell>
          <table:table-cell office:value-type="float" office:value="1.0629E-6" table:formula="of:= AVERAGEIF([.$A$2:.$A$501]; [.D3]; [.$B$2:.$B$501])" table:style-name="ce5">
            <text:p>1.0629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218E-6" table:style-name="ce4">
            <text:p>1.22E-06</text:p>
          </table:table-cell>
          <table:table-cell table:style-name="ce2"/>
          <table:table-cell office:value-type="float" office:value="16" table:style-name="ce5">
            <text:p>16</text:p>
          </table:table-cell>
          <table:table-cell office:value-type="float" office:value="1.4272999999999999E-6" table:formula="of:= AVERAGEIF([.$A$2:.$A$501]; [.D4]; [.$B$2:.$B$501])" table:style-name="ce5">
            <text:p>1.4273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9.6500000000000008E-7" table:style-name="ce4">
            <text:p>9.65E-07</text:p>
          </table:table-cell>
          <table:table-cell table:style-name="ce2"/>
          <table:table-cell office:value-type="float" office:value="20" table:style-name="ce5">
            <text:p>20</text:p>
          </table:table-cell>
          <table:table-cell office:value-type="float" office:value="1.8182E-6" table:formula="of:= AVERAGEIF([.$A$2:.$A$501]; [.D5]; [.$B$2:.$B$501])" table:style-name="ce5">
            <text:p>1.8182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8.5199999999999995E-7" table:style-name="ce4">
            <text:p>8.52E-07</text:p>
          </table:table-cell>
          <table:table-cell table:style-name="ce2"/>
          <table:table-cell office:value-type="float" office:value="26" table:style-name="ce5">
            <text:p>26</text:p>
          </table:table-cell>
          <table:table-cell office:value-type="float" office:value="2.5705000000000002E-6" table:formula="of:= AVERAGEIF([.$A$2:.$A$501]; [.D6]; [.$B$2:.$B$501])" table:style-name="ce5">
            <text:p>2.5705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049999999999999E-6" table:style-name="ce4">
            <text:p>1.01E-06</text:p>
          </table:table-cell>
          <table:table-cell table:style-name="ce2"/>
          <table:table-cell office:value-type="float" office:value="33" table:style-name="ce5">
            <text:p>33</text:p>
          </table:table-cell>
          <table:table-cell office:value-type="float" office:value="3.8484000000000003E-6" table:formula="of:= AVERAGEIF([.$A$2:.$A$501]; [.D7]; [.$B$2:.$B$501])" table:style-name="ce5">
            <text:p>3.8484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8.3900000000000004E-7" table:style-name="ce4">
            <text:p>8.39E-07</text:p>
          </table:table-cell>
          <table:table-cell table:style-name="ce2"/>
          <table:table-cell office:value-type="float" office:value="42" table:style-name="ce5">
            <text:p>42</text:p>
          </table:table-cell>
          <table:table-cell office:value-type="float" office:value="4.5516000000000006E-6" table:formula="of:= AVERAGEIF([.$A$2:.$A$501]; [.D8]; [.$B$2:.$B$501])" table:style-name="ce5">
            <text:p>4.5516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9.2299999999999999E-7" table:style-name="ce4">
            <text:p>9.23E-07</text:p>
          </table:table-cell>
          <table:table-cell table:style-name="ce2"/>
          <table:table-cell office:value-type="float" office:value="54" table:style-name="ce5">
            <text:p>54</text:p>
          </table:table-cell>
          <table:table-cell office:value-type="float" office:value="6.3932E-6" table:formula="of:= AVERAGEIF([.$A$2:.$A$501]; [.D9]; [.$B$2:.$B$501])" table:style-name="ce5">
            <text:p>6.3932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8.1100000000000005E-7" table:style-name="ce4">
            <text:p>8.11E-07</text:p>
          </table:table-cell>
          <table:table-cell table:style-name="ce2"/>
          <table:table-cell office:value-type="float" office:value="70" table:style-name="ce5">
            <text:p>70</text:p>
          </table:table-cell>
          <table:table-cell office:value-type="float" office:value="9.4103000000000003E-6" table:formula="of:= AVERAGEIF([.$A$2:.$A$501]; [.D10]; [.$B$2:.$B$501])" table:style-name="ce5">
            <text:p>9.4103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8.5799999999999998E-7" table:style-name="ce4">
            <text:p>8.58E-07</text:p>
          </table:table-cell>
          <table:table-cell table:style-name="ce2"/>
          <table:table-cell office:value-type="float" office:value="91" table:style-name="ce5">
            <text:p>91</text:p>
          </table:table-cell>
          <table:table-cell office:value-type="float" office:value="1.1684000000000002E-5" table:formula="of:= AVERAGEIF([.$A$2:.$A$501]; [.D11]; [.$B$2:.$B$501])" table:style-name="ce5">
            <text:p>0.000011684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.189E-6" table:style-name="ce4">
            <text:p>1.19E-06</text:p>
          </table:table-cell>
          <table:table-cell table:style-name="ce2"/>
          <table:table-cell office:value-type="float" office:value="118" table:style-name="ce5">
            <text:p>118</text:p>
          </table:table-cell>
          <table:table-cell office:value-type="float" office:value="1.6260899999999999E-5" table:formula="of:= AVERAGEIF([.$A$2:.$A$501]; [.D12]; [.$B$2:.$B$501])" table:style-name="ce5">
            <text:p>1.62609E-05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.173E-6" table:style-name="ce4">
            <text:p>1.17E-06</text:p>
          </table:table-cell>
          <table:table-cell table:style-name="ce2"/>
          <table:table-cell office:value-type="float" office:value="153" table:style-name="ce5">
            <text:p>153</text:p>
          </table:table-cell>
          <table:table-cell office:value-type="float" office:value="2.28068E-5" table:formula="of:= AVERAGEIF([.$A$2:.$A$501]; [.D13]; [.$B$2:.$B$501])" table:style-name="ce5">
            <text:p>2.28068E-05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.074E-6" table:style-name="ce4">
            <text:p>1.07E-06</text:p>
          </table:table-cell>
          <table:table-cell table:style-name="ce2"/>
          <table:table-cell office:value-type="float" office:value="198" table:style-name="ce5">
            <text:p>198</text:p>
          </table:table-cell>
          <table:table-cell office:value-type="float" office:value="2.8535200000000001E-5" table:formula="of:= AVERAGEIF([.$A$2:.$A$501]; [.D14]; [.$B$2:.$B$501])" table:style-name="ce5">
            <text:p>2.85352E-05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9.3500000000000005E-7" table:style-name="ce4">
            <text:p>9.35E-07</text:p>
          </table:table-cell>
          <table:table-cell table:style-name="ce2"/>
          <table:table-cell office:value-type="float" office:value="257" table:style-name="ce5">
            <text:p>257</text:p>
          </table:table-cell>
          <table:table-cell office:value-type="float" office:value="4.1606999999999997E-5" table:formula="of:= AVERAGEIF([.$A$2:.$A$501]; [.D15]; [.$B$2:.$B$501])" table:style-name="ce5">
            <text:p>0.000041607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.122E-6" table:style-name="ce4">
            <text:p>1.12E-06</text:p>
          </table:table-cell>
          <table:table-cell table:style-name="ce2"/>
          <table:table-cell office:value-type="float" office:value="334" table:style-name="ce5">
            <text:p>334</text:p>
          </table:table-cell>
          <table:table-cell office:value-type="float" office:value="5.4863500000000001E-5" table:formula="of:= AVERAGEIF([.$A$2:.$A$501]; [.D16]; [.$B$2:.$B$501])" table:style-name="ce5">
            <text:p>5.48635E-05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9.6700000000000002E-7" table:style-name="ce4">
            <text:p>9.67E-07</text:p>
          </table:table-cell>
          <table:table-cell table:style-name="ce2"/>
          <table:table-cell office:value-type="float" office:value="434" table:style-name="ce5">
            <text:p>434</text:p>
          </table:table-cell>
          <table:table-cell office:value-type="float" office:value="1.076823E-4" table:formula="of:= AVERAGEIF([.$A$2:.$A$501]; [.D17]; [.$B$2:.$B$501])" table:style-name="ce5">
            <text:p>0.000107682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.1000000000000001E-6" table:style-name="ce4">
            <text:p>1.10E-06</text:p>
          </table:table-cell>
          <table:table-cell table:style-name="ce2"/>
          <table:table-cell office:value-type="float" office:value="564" table:style-name="ce5">
            <text:p>564</text:p>
          </table:table-cell>
          <table:table-cell office:value-type="float" office:value="9.8920400000000009E-5" table:formula="of:= AVERAGEIF([.$A$2:.$A$501]; [.D18]; [.$B$2:.$B$501])" table:style-name="ce5">
            <text:p>9.89204E-05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9.0699999999999996E-7" table:style-name="ce4">
            <text:p>9.07E-07</text:p>
          </table:table-cell>
          <table:table-cell table:style-name="ce2"/>
          <table:table-cell office:value-type="float" office:value="733" table:style-name="ce5">
            <text:p>733</text:p>
          </table:table-cell>
          <table:table-cell office:value-type="float" office:value="1.3354570000000002E-4" table:formula="of:= AVERAGEIF([.$A$2:.$A$501]; [.D19]; [.$B$2:.$B$501])" table:style-name="ce5">
            <text:p>0.000133546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8.9400000000000004E-7" table:style-name="ce4">
            <text:p>8.94E-07</text:p>
          </table:table-cell>
          <table:table-cell table:style-name="ce2"/>
          <table:table-cell office:value-type="float" office:value="952" table:style-name="ce5">
            <text:p>952</text:p>
          </table:table-cell>
          <table:table-cell office:value-type="float" office:value="1.877343E-4" table:formula="of:= AVERAGEIF([.$A$2:.$A$501]; [.D20]; [.$B$2:.$B$501])" table:style-name="ce5">
            <text:p>0.000187734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.268E-6" table:style-name="ce4">
            <text:p>1.27E-06</text:p>
          </table:table-cell>
          <table:table-cell table:style-name="ce2"/>
          <table:table-cell office:value-type="float" office:value="1237" table:style-name="ce5">
            <text:p>1237</text:p>
          </table:table-cell>
          <table:table-cell office:value-type="float" office:value="2.5727490000000003E-4" table:formula="of:= AVERAGEIF([.$A$2:.$A$501]; [.D21]; [.$B$2:.$B$501])" table:style-name="ce5">
            <text:p>0.000257275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175E-6" table:style-name="ce4">
            <text:p>1.18E-06</text:p>
          </table:table-cell>
          <table:table-cell table:style-name="ce2"/>
          <table:table-cell office:value-type="float" office:value="1608" table:style-name="ce5">
            <text:p>1608</text:p>
          </table:table-cell>
          <table:table-cell office:value-type="float" office:value="3.2969119999999997E-4" table:formula="of:= AVERAGEIF([.$A$2:.$A$501]; [.D22]; [.$B$2:.$B$501])" table:style-name="ce5">
            <text:p>0.000329691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4020000000000001E-6" table:style-name="ce4">
            <text:p>1.40E-06</text:p>
          </table:table-cell>
          <table:table-cell table:style-name="ce2"/>
          <table:table-cell office:value-type="float" office:value="2090" table:style-name="ce5">
            <text:p>2090</text:p>
          </table:table-cell>
          <table:table-cell office:value-type="float" office:value="4.5690089999999987E-4" table:formula="of:= AVERAGEIF([.$A$2:.$A$501]; [.D23]; [.$B$2:.$B$501])" table:style-name="ce5">
            <text:p>0.000456901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978E-6" table:style-name="ce4">
            <text:p>1.98E-06</text:p>
          </table:table-cell>
          <table:table-cell table:style-name="ce2"/>
          <table:table-cell office:value-type="float" office:value="2717" table:style-name="ce5">
            <text:p>2717</text:p>
          </table:table-cell>
          <table:table-cell office:value-type="float" office:value="6.0119939999999999E-4" table:formula="of:= AVERAGEIF([.$A$2:.$A$501]; [.D24]; [.$B$2:.$B$501])" table:style-name="ce5">
            <text:p>0.000601199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344E-6" table:style-name="ce4">
            <text:p>1.34E-06</text:p>
          </table:table-cell>
          <table:table-cell table:style-name="ce2"/>
          <table:table-cell office:value-type="float" office:value="3532" table:style-name="ce5">
            <text:p>3532</text:p>
          </table:table-cell>
          <table:table-cell office:value-type="float" office:value="1.2092508999999999E-3" table:formula="of:= AVERAGEIF([.$A$2:.$A$501]; [.D25]; [.$B$2:.$B$501])" table:style-name="ce5">
            <text:p>0.001209251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668E-6" table:style-name="ce4">
            <text:p>1.67E-06</text:p>
          </table:table-cell>
          <table:table-cell table:style-name="ce2"/>
          <table:table-cell office:value-type="float" office:value="4591" table:style-name="ce5">
            <text:p>4591</text:p>
          </table:table-cell>
          <table:table-cell office:value-type="float" office:value="1.7160559999999999E-3" table:formula="of:= AVERAGEIF([.$A$2:.$A$501]; [.D26]; [.$B$2:.$B$501])" table:style-name="ce5">
            <text:p>0.001716056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3629999999999999E-6" table:style-name="ce4">
            <text:p>1.36E-06</text:p>
          </table:table-cell>
          <table:table-cell table:style-name="ce2"/>
          <table:table-cell office:value-type="float" office:value="5968" table:style-name="ce5">
            <text:p>5968</text:p>
          </table:table-cell>
          <table:table-cell office:value-type="float" office:value="6.9454329999999991E-3" table:formula="of:= AVERAGEIF([.$A$2:.$A$501]; [.D27]; [.$B$2:.$B$501])" table:style-name="ce5">
            <text:p>0.006945433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3820000000000001E-6" table:style-name="ce4">
            <text:p>1.38E-06</text:p>
          </table:table-cell>
          <table:table-cell table:style-name="ce2"/>
          <table:table-cell office:value-type="float" office:value="7758" table:style-name="ce5">
            <text:p>7758</text:p>
          </table:table-cell>
          <table:table-cell office:value-type="float" office:value="9.0654250000000002E-3" table:formula="of:= AVERAGEIF([.$A$2:.$A$501]; [.D28]; [.$B$2:.$B$501])" table:style-name="ce5">
            <text:p>0.009065425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339E-6" table:style-name="ce4">
            <text:p>1.34E-06</text:p>
          </table:table-cell>
          <table:table-cell table:style-name="ce2"/>
          <table:table-cell office:value-type="float" office:value="10085" table:style-name="ce5">
            <text:p>10085</text:p>
          </table:table-cell>
          <table:table-cell office:value-type="float" office:value="1.0728567999999999E-2" table:formula="of:= AVERAGEIF([.$A$2:.$A$501]; [.D29]; [.$B$2:.$B$501])" table:style-name="ce5">
            <text:p>0.010728568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3659999999999999E-6" table:style-name="ce4">
            <text:p>1.37E-06</text:p>
          </table:table-cell>
          <table:table-cell table:style-name="ce2"/>
          <table:table-cell office:value-type="float" office:value="13110" table:style-name="ce5">
            <text:p>13110</text:p>
          </table:table-cell>
          <table:table-cell office:value-type="float" office:value="1.7295509999999997E-2" table:formula="of:= AVERAGEIF([.$A$2:.$A$501]; [.D30]; [.$B$2:.$B$501])" table:style-name="ce5">
            <text:p>0.01729551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2559999999999999E-6" table:style-name="ce4">
            <text:p>1.26E-06</text:p>
          </table:table-cell>
          <table:table-cell table:style-name="ce2"/>
          <table:table-cell office:value-type="float" office:value="17043" table:style-name="ce5">
            <text:p>17043</text:p>
          </table:table-cell>
          <table:table-cell office:value-type="float" office:value="1.9657955999999997E-2" table:formula="of:= AVERAGEIF([.$A$2:.$A$501]; [.D31]; [.$B$2:.$B$501])" table:style-name="ce5">
            <text:p>0.019657956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.2280000000000001E-6" table:style-name="ce4">
            <text:p>2.23E-06</text:p>
          </table:table-cell>
          <table:table-cell table:style-name="ce2"/>
          <table:table-cell office:value-type="float" office:value="22155" table:style-name="ce5">
            <text:p>22155</text:p>
          </table:table-cell>
          <table:table-cell office:value-type="float" office:value="2.0377148000000001E-2" table:formula="of:= AVERAGEIF([.$A$2:.$A$501]; [.D32]; [.$B$2:.$B$501])" table:style-name="ce5">
            <text:p>0.020377148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469E-6" table:style-name="ce4">
            <text:p>1.47E-06</text:p>
          </table:table-cell>
          <table:table-cell table:style-name="ce2"/>
          <table:table-cell office:value-type="float" office:value="28801" table:style-name="ce5">
            <text:p>28801</text:p>
          </table:table-cell>
          <table:table-cell office:value-type="float" office:value="2.9756478000000003E-2" table:formula="of:= AVERAGEIF([.$A$2:.$A$501]; [.D33]; [.$B$2:.$B$501])" table:style-name="ce5">
            <text:p>0.029756478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8840000000000001E-6" table:style-name="ce4">
            <text:p>1.88E-06</text:p>
          </table:table-cell>
          <table:table-cell table:style-name="ce2"/>
          <table:table-cell office:value-type="float" office:value="37441" table:style-name="ce5">
            <text:p>37441</text:p>
          </table:table-cell>
          <table:table-cell office:value-type="float" office:value="3.9602795000000003E-2" table:formula="of:= AVERAGEIF([.$A$2:.$A$501]; [.D34]; [.$B$2:.$B$501])" table:style-name="ce5">
            <text:p>0.039602795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688E-6" table:style-name="ce4">
            <text:p>1.69E-06</text:p>
          </table:table-cell>
          <table:table-cell table:style-name="ce2"/>
          <table:table-cell office:value-type="float" office:value="48673" table:style-name="ce5">
            <text:p>48673</text:p>
          </table:table-cell>
          <table:table-cell office:value-type="float" office:value="5.0217499999999991E-2" table:formula="of:= AVERAGEIF([.$A$2:.$A$501]; [.D35]; [.$B$2:.$B$501])" table:style-name="ce5">
            <text:p>0.0502175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7969999999999999E-6" table:style-name="ce4">
            <text:p>1.80E-06</text:p>
          </table:table-cell>
          <table:table-cell table:style-name="ce2"/>
          <table:table-cell office:value-type="float" office:value="63274" table:style-name="ce5">
            <text:p>63274</text:p>
          </table:table-cell>
          <table:table-cell office:value-type="float" office:value="7.9484990000000005E-2" table:formula="of:= AVERAGEIF([.$A$2:.$A$501]; [.D36]; [.$B$2:.$B$501])" table:style-name="ce5">
            <text:p>0.07948499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.0169999999999999E-6" table:style-name="ce4">
            <text:p>2.02E-06</text:p>
          </table:table-cell>
          <table:table-cell table:style-name="ce2"/>
          <table:table-cell office:value-type="float" office:value="82256" table:style-name="ce5">
            <text:p>82256</text:p>
          </table:table-cell>
          <table:table-cell office:value-type="float" office:value="0.10193945" table:formula="of:= AVERAGEIF([.$A$2:.$A$501]; [.D37]; [.$B$2:.$B$501])" table:style-name="ce5">
            <text:p>0.10193945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7940000000000001E-6" table:style-name="ce4">
            <text:p>1.79E-06</text:p>
          </table:table-cell>
          <table:table-cell table:style-name="ce2"/>
          <table:table-cell office:value-type="float" office:value="106932" table:style-name="ce5">
            <text:p>106932</text:p>
          </table:table-cell>
          <table:table-cell office:value-type="float" office:value="0.14915850000000003" table:formula="of:= AVERAGEIF([.$A$2:.$A$501]; [.D38]; [.$B$2:.$B$501])" table:style-name="ce5">
            <text:p>0.1491585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689E-6" table:style-name="ce4">
            <text:p>1.69E-06</text:p>
          </table:table-cell>
          <table:table-cell table:style-name="ce2"/>
          <table:table-cell office:value-type="float" office:value="139011" table:style-name="ce5">
            <text:p>139011</text:p>
          </table:table-cell>
          <table:table-cell office:value-type="float" office:value="0.19555529999999999" table:formula="of:= AVERAGEIF([.$A$2:.$A$501]; [.D39]; [.$B$2:.$B$501])" table:style-name="ce5">
            <text:p>0.1955553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835E-6" table:style-name="ce4">
            <text:p>1.84E-06</text:p>
          </table:table-cell>
          <table:table-cell table:style-name="ce2"/>
          <table:table-cell office:value-type="float" office:value="180714" table:style-name="ce5">
            <text:p>180714</text:p>
          </table:table-cell>
          <table:table-cell office:value-type="float" office:value="0.25814600000000004" table:formula="of:= AVERAGEIF([.$A$2:.$A$501]; [.D40]; [.$B$2:.$B$501])" table:style-name="ce5">
            <text:p>0.258146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781E-6" table:style-name="ce4">
            <text:p>1.78E-06</text:p>
          </table:table-cell>
          <table:table-cell table:style-name="ce2"/>
          <table:table-cell office:value-type="float" office:value="234928" table:style-name="ce5">
            <text:p>234928</text:p>
          </table:table-cell>
          <table:table-cell office:value-type="float" office:value="0.34689310000000001" table:formula="of:= AVERAGEIF([.$A$2:.$A$501]; [.D41]; [.$B$2:.$B$501])" table:style-name="ce5">
            <text:p>0.3468931</text:p>
          </table:table-cell>
          <table:table-cell table:number-columns-repeated="1637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.7999999999999999E-6" table:style-name="ce6">
            <text:p>2.80E-06</text:p>
          </table:table-cell>
          <table:table-cell table:style-name="ce2"/>
          <table:table-cell office:value-type="float" office:value="305406" table:style-name="ce5">
            <text:p>305406</text:p>
          </table:table-cell>
          <table:table-cell office:value-type="float" office:value="0.45194279999999998" table:formula="of:= AVERAGEIF([.$A$2:.$A$501]; [.D42]; [.$B$2:.$B$501])" table:style-name="ce5">
            <text:p>0.4519428</text:p>
          </table:table-cell>
          <table:table-cell table:number-columns-repeated="1637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.7769999999999998E-6" table:style-name="ce6">
            <text:p>2.78E-06</text:p>
          </table:table-cell>
          <table:table-cell table:style-name="ce2"/>
          <table:table-cell office:value-type="float" office:value="397027" table:style-name="ce5">
            <text:p>397027</text:p>
          </table:table-cell>
          <table:table-cell office:value-type="float" office:value="0.61019299999999999" table:formula="of:= AVERAGEIF([.$A$2:.$A$501]; [.D43]; [.$B$2:.$B$501])" table:style-name="ce5">
            <text:p>0.610193</text:p>
          </table:table-cell>
          <table:table-cell table:number-columns-repeated="1637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.3970000000000001E-6" table:style-name="ce6">
            <text:p>2.40E-06</text:p>
          </table:table-cell>
          <table:table-cell table:style-name="ce2"/>
          <table:table-cell office:value-type="float" office:value="516135" table:style-name="ce5">
            <text:p>516135</text:p>
          </table:table-cell>
          <table:table-cell office:value-type="float" office:value="0.80939660000000002" table:formula="of:= AVERAGEIF([.$A$2:.$A$501]; [.D44]; [.$B$2:.$B$501])" table:style-name="ce5">
            <text:p>0.8093966</text:p>
          </table:table-cell>
          <table:table-cell table:number-columns-repeated="1637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.8600000000000001E-6" table:style-name="ce6">
            <text:p>2.86E-06</text:p>
          </table:table-cell>
          <table:table-cell table:style-name="ce2"/>
          <table:table-cell office:value-type="float" office:value="670975" table:style-name="ce5">
            <text:p>670975</text:p>
          </table:table-cell>
          <table:table-cell office:value-type="float" office:value="1.1209919999999998" table:formula="of:= AVERAGEIF([.$A$2:.$A$501]; [.D45]; [.$B$2:.$B$501])" table:style-name="ce5">
            <text:p>1.120992</text:p>
          </table:table-cell>
          <table:table-cell table:number-columns-repeated="1637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.396E-6" table:style-name="ce6">
            <text:p>2.40E-06</text:p>
          </table:table-cell>
          <table:table-cell table:style-name="ce2"/>
          <table:table-cell office:value-type="float" office:value="872267" table:style-name="ce5">
            <text:p>872267</text:p>
          </table:table-cell>
          <table:table-cell office:value-type="float" office:value="1.532613" table:formula="of:= AVERAGEIF([.$A$2:.$A$501]; [.D46]; [.$B$2:.$B$501])" table:style-name="ce5">
            <text:p>1.532613</text:p>
          </table:table-cell>
          <table:table-cell table:number-columns-repeated="1637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.6560000000000001E-6" table:style-name="ce6">
            <text:p>2.66E-06</text:p>
          </table:table-cell>
          <table:table-cell table:style-name="ce2"/>
          <table:table-cell office:value-type="float" office:value="1133947" table:style-name="ce5">
            <text:p>1133947</text:p>
          </table:table-cell>
          <table:table-cell office:value-type="float" office:value="2.0990920000000002" table:formula="of:= AVERAGEIF([.$A$2:.$A$501]; [.D47]; [.$B$2:.$B$501])" table:style-name="ce5">
            <text:p>2.099092</text:p>
          </table:table-cell>
          <table:table-cell table:number-columns-repeated="1637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.3999999999999999E-6" table:style-name="ce6">
            <text:p>2.40E-06</text:p>
          </table:table-cell>
          <table:table-cell table:style-name="ce2"/>
          <table:table-cell office:value-type="float" office:value="1474131" table:style-name="ce5">
            <text:p>1474131</text:p>
          </table:table-cell>
          <table:table-cell office:value-type="float" office:value="2.941303" table:formula="of:= AVERAGEIF([.$A$2:.$A$501]; [.D48]; [.$B$2:.$B$501])" table:style-name="ce5">
            <text:p>2.941303</text:p>
          </table:table-cell>
          <table:table-cell table:number-columns-repeated="1637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.4140000000000001E-6" table:style-name="ce6">
            <text:p>2.41E-06</text:p>
          </table:table-cell>
          <table:table-cell table:style-name="ce2"/>
          <table:table-cell office:value-type="float" office:value="1916370" table:style-name="ce5">
            <text:p>1916370</text:p>
          </table:table-cell>
          <table:table-cell office:value-type="float" office:value="4.0894810000000001" table:formula="of:= AVERAGEIF([.$A$2:.$A$501]; [.D49]; [.$B$2:.$B$501])" table:style-name="ce5">
            <text:p>4.089481</text:p>
          </table:table-cell>
          <table:table-cell table:number-columns-repeated="1637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.605E-6" table:style-name="ce6">
            <text:p>2.61E-06</text:p>
          </table:table-cell>
          <table:table-cell table:style-name="ce2"/>
          <table:table-cell office:value-type="float" office:value="2491281" table:style-name="ce5">
            <text:p>2491281</text:p>
          </table:table-cell>
          <table:table-cell office:value-type="float" office:value="5.6819000000000006" table:formula="of:= AVERAGEIF([.$A$2:.$A$501]; [.D50]; [.$B$2:.$B$501])" table:style-name="ce5">
            <text:p>5.6819</text:p>
          </table:table-cell>
          <table:table-cell table:number-columns-repeated="1637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.3999999999999999E-6" table:style-name="ce6">
            <text:p>2.40E-06</text:p>
          </table:table-cell>
          <table:table-cell table:style-name="ce2"/>
          <table:table-cell office:value-type="float" office:value="3238665" table:style-name="ce5">
            <text:p>3238665</text:p>
          </table:table-cell>
          <table:table-cell office:value-type="float" office:value="8.1452550000000006" table:formula="of:= AVERAGEIF([.$A$2:.$A$501]; [.D51]; [.$B$2:.$B$501])" table:style-name="ce5">
            <text:p>8.145255</text:p>
          </table:table-cell>
          <table:table-cell table:number-columns-repeated="16379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9.9590000000000007E-6" table:style-name="ce7">
            <text:p>9.96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.7159999999999999E-6" table:style-name="ce7">
            <text:p>2.72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3.3050000000000001E-6" table:style-name="ce7">
            <text:p>3.31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.8150000000000002E-6" table:style-name="ce7">
            <text:p>2.82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3.2210000000000002E-6" table:style-name="ce7">
            <text:p>3.22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3.0510000000000001E-6" table:style-name="ce7">
            <text:p>3.05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3.422E-6" table:style-name="ce7">
            <text:p>3.42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3.2179999999999999E-6" table:style-name="ce7">
            <text:p>3.22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3.8460000000000001E-6" table:style-name="ce7">
            <text:p>3.85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.931E-6" table:style-name="ce7">
            <text:p>2.93E-06</text:p>
          </table:table-cell>
          <table:table-cell table:number-columns-repeated="16382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.8040000000000001E-6" table:style-name="ce7">
            <text:p>4.80E-06</text:p>
          </table:table-cell>
          <table:table-cell table:number-columns-repeated="16382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.4159999999999997E-6" table:style-name="ce7">
            <text:p>4.42E-06</text:p>
          </table:table-cell>
          <table:table-cell table:number-columns-repeated="16382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5.0869999999999997E-6" table:style-name="ce7">
            <text:p>5.09E-06</text:p>
          </table:table-cell>
          <table:table-cell table:number-columns-repeated="16382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.1629999999999998E-6" table:style-name="ce7">
            <text:p>4.16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.566E-6" table:style-name="ce7">
            <text:p>4.57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.3680000000000004E-6" table:style-name="ce7">
            <text:p>4.37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.4120000000000003E-6" table:style-name="ce7">
            <text:p>4.41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.4660000000000001E-6" table:style-name="ce7">
            <text:p>4.47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.8579999999999999E-6" table:style-name="ce7">
            <text:p>4.86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.3760000000000001E-6" table:style-name="ce7">
            <text:p>4.38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6.0079999999999999E-6" table:style-name="ce7">
            <text:p>6.01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7.0090000000000001E-6" table:style-name="ce7">
            <text:p>7.01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6.5169999999999996E-6" table:style-name="ce7">
            <text:p>6.52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7.3610000000000003E-6" table:style-name="ce7">
            <text:p>7.36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5.9739999999999999E-6" table:style-name="ce7">
            <text:p>5.97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6.1340000000000001E-6" table:style-name="ce7">
            <text:p>6.13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6.9759999999999998E-6" table:style-name="ce7">
            <text:p>6.98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5.4979999999999997E-6" table:style-name="ce7">
            <text:p>5.50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5.8880000000000002E-6" table:style-name="ce7">
            <text:p>5.89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6.567E-6" table:style-name="ce7">
            <text:p>6.57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8.8109999999999992E-6" table:style-name="ce7">
            <text:p>8.81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1.5376999999999999E-5" table:style-name="ce7">
            <text:p>1.54E-05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9.115E-6" table:style-name="ce7">
            <text:p>9.12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8.6649999999999992E-6" table:style-name="ce7">
            <text:p>8.67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9.0580000000000004E-6" table:style-name="ce7">
            <text:p>9.06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8.8400000000000001E-6" table:style-name="ce7">
            <text:p>8.84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8.4570000000000005E-6" table:style-name="ce7">
            <text:p>8.46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7.6709999999999999E-6" table:style-name="ce7">
            <text:p>7.67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9.7899999999999994E-6" table:style-name="ce7">
            <text:p>9.79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8.3189999999999995E-6" table:style-name="ce7">
            <text:p>8.32E-06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1224E-5" table:style-name="ce7">
            <text:p>1.12E-05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2323999999999999E-5" table:style-name="ce7">
            <text:p>1.23E-05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1708E-5" table:style-name="ce7">
            <text:p>1.17E-05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1189000000000001E-5" table:style-name="ce7">
            <text:p>1.12E-05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2002E-5" table:style-name="ce7">
            <text:p>1.20E-05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2265E-5" table:style-name="ce7">
            <text:p>1.23E-05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0937E-5" table:style-name="ce7">
            <text:p>1.09E-05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2029E-5" table:style-name="ce7">
            <text:p>1.20E-05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1824999999999999E-5" table:style-name="ce7">
            <text:p>1.18E-05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1337E-5" table:style-name="ce7">
            <text:p>1.13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6741000000000001E-5" table:style-name="ce7">
            <text:p>1.67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8981999999999999E-5" table:style-name="ce7">
            <text:p>1.90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5068E-5" table:style-name="ce7">
            <text:p>1.51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6765999999999998E-5" table:style-name="ce7">
            <text:p>1.68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5262000000000001E-5" table:style-name="ce7">
            <text:p>1.53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5608E-5" table:style-name="ce7">
            <text:p>1.56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5600999999999999E-5" table:style-name="ce7">
            <text:p>1.56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5781999999999999E-5" table:style-name="ce7">
            <text:p>1.58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6311E-5" table:style-name="ce7">
            <text:p>1.63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6487999999999999E-5" table:style-name="ce7">
            <text:p>1.65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2.1537999999999999E-5" table:style-name="ce7">
            <text:p>2.15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2.0961000000000001E-5" table:style-name="ce7">
            <text:p>2.10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2.7936000000000002E-5" table:style-name="ce7">
            <text:p>2.79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2.2320999999999999E-5" table:style-name="ce7">
            <text:p>2.23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.9910000000000001E-5" table:style-name="ce7">
            <text:p>1.99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2.5707E-5" table:style-name="ce7">
            <text:p>2.57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2.1189999999999999E-5" table:style-name="ce7">
            <text:p>2.12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2.177E-5" table:style-name="ce7">
            <text:p>2.18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2.4280000000000001E-5" table:style-name="ce7">
            <text:p>2.43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2.2455000000000001E-5" table:style-name="ce7">
            <text:p>2.25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8075000000000001E-5" table:style-name="ce7">
            <text:p>2.81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3.2095999999999999E-5" table:style-name="ce7">
            <text:p>3.21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6650000000000001E-5" table:style-name="ce7">
            <text:p>2.67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9714999999999999E-5" table:style-name="ce7">
            <text:p>2.97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8212E-5" table:style-name="ce7">
            <text:p>2.82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3.0105999999999999E-5" table:style-name="ce7">
            <text:p>3.01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7027999999999999E-5" table:style-name="ce7">
            <text:p>2.70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9309E-5" table:style-name="ce7">
            <text:p>2.93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6718000000000001E-5" table:style-name="ce7">
            <text:p>2.67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7443000000000001E-5" table:style-name="ce7">
            <text:p>2.74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4.1088999999999999E-5" table:style-name="ce7">
            <text:p>4.11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4.1743999999999999E-5" table:style-name="ce7">
            <text:p>4.17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4.2354000000000001E-5" table:style-name="ce7">
            <text:p>4.24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4.1856E-5" table:style-name="ce7">
            <text:p>4.19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.9366000000000002E-5" table:style-name="ce7">
            <text:p>3.94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4.2540000000000003E-5" table:style-name="ce7">
            <text:p>4.25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4.2505E-5" table:style-name="ce7">
            <text:p>4.25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4.0716000000000001E-5" table:style-name="ce7">
            <text:p>4.07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4.2002999999999997E-5" table:style-name="ce7">
            <text:p>4.20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4.1897000000000002E-5" table:style-name="ce7">
            <text:p>4.19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5.3783000000000003E-5" table:style-name="ce7">
            <text:p>5.38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5.7598E-5" table:style-name="ce7">
            <text:p>5.76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5.4413999999999998E-5" table:style-name="ce7">
            <text:p>5.44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5.4083999999999999E-5" table:style-name="ce7">
            <text:p>5.41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5.1483999999999997E-5" table:style-name="ce7">
            <text:p>5.15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5.7432000000000002E-5" table:style-name="ce7">
            <text:p>5.74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5.6545000000000002E-5" table:style-name="ce7">
            <text:p>5.65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5.5300000000000002E-5" table:style-name="ce7">
            <text:p>5.53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5.0674000000000003E-5" table:style-name="ce7">
            <text:p>5.07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5.7321000000000002E-5" table:style-name="ce7">
            <text:p>5.73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7.5585000000000002E-5" table:style-name="ce7">
            <text:p>7.56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7.3465000000000002E-5" table:style-name="ce7">
            <text:p>7.35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7.3176999999999994E-5" table:style-name="ce7">
            <text:p>7.32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8.3205E-5" table:style-name="ce7">
            <text:p>8.32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7.1977999999999994E-5" table:style-name="ce7">
            <text:p>7.20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7.5606999999999996E-5" table:style-name="ce7">
            <text:p>7.56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7.6895000000000002E-5" table:style-name="ce7">
            <text:p>7.69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7.2565999999999996E-5" table:style-name="ce7">
            <text:p>7.26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4.0172999999999999E-4" table:style-name="ce2">
            <text:p>0.00040173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7.2614999999999995E-5" table:style-name="ce7">
            <text:p>7.26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1.13647E-4" table:style-name="ce2">
            <text:p>0.000113647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9.7595000000000003E-5" table:style-name="ce7">
            <text:p>9.76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1.01578E-4" table:style-name="ce2">
            <text:p>0.000101578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9.5774999999999997E-5" table:style-name="ce7">
            <text:p>9.58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9.7224000000000003E-5" table:style-name="ce7">
            <text:p>9.72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9.7009000000000006E-5" table:style-name="ce7">
            <text:p>9.70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9.7665999999999996E-5" table:style-name="ce7">
            <text:p>9.77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1.0225099999999999E-4" table:style-name="ce2">
            <text:p>0.000102251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9.5037000000000005E-5" table:style-name="ce7">
            <text:p>9.50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9.1422000000000007E-5" table:style-name="ce7">
            <text:p>9.14E-05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3455100000000001E-4" table:style-name="ce2">
            <text:p>0.000134551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2392800000000001E-4" table:style-name="ce2">
            <text:p>0.000123928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3182800000000001E-4" table:style-name="ce2">
            <text:p>0.000131828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42817E-4" table:style-name="ce2">
            <text:p>0.000142817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4545699999999999E-4" table:style-name="ce2">
            <text:p>0.000145457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3934900000000001E-4" table:style-name="ce2">
            <text:p>0.000139349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2939200000000001E-4" table:style-name="ce2">
            <text:p>0.000129392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2578200000000001E-4" table:style-name="ce2">
            <text:p>0.000125782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3263700000000001E-4" table:style-name="ce2">
            <text:p>0.000132637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2971599999999999E-4" table:style-name="ce2">
            <text:p>0.000129716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8908600000000001E-4" table:style-name="ce2">
            <text:p>0.000189086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93878E-4" table:style-name="ce2">
            <text:p>0.000193878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2.00003E-4" table:style-name="ce2">
            <text:p>0.000200003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7880500000000001E-4" table:style-name="ce2">
            <text:p>0.000178805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8110000000000001E-4" table:style-name="ce2">
            <text:p>0.0001811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9501100000000001E-4" table:style-name="ce2">
            <text:p>0.000195011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8896200000000001E-4" table:style-name="ce2">
            <text:p>0.000188962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8013999999999999E-4" table:style-name="ce2">
            <text:p>0.00018014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69075E-4" table:style-name="ce2">
            <text:p>0.000169075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2.0128299999999999E-4" table:style-name="ce2">
            <text:p>0.000201283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3677600000000001E-4" table:style-name="ce2">
            <text:p>0.000236776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5767999999999999E-4" table:style-name="ce2">
            <text:p>0.00025768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41122E-4" table:style-name="ce2">
            <text:p>0.000241122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5518999999999997E-4" table:style-name="ce2">
            <text:p>0.00025519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3.4707199999999997E-4" table:style-name="ce2">
            <text:p>0.000347072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49084E-4" table:style-name="ce2">
            <text:p>0.000249084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5731099999999998E-4" table:style-name="ce2">
            <text:p>0.000257311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5063100000000002E-4" table:style-name="ce2">
            <text:p>0.000250631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3843399999999999E-4" table:style-name="ce2">
            <text:p>0.000238434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39449E-4" table:style-name="ce2">
            <text:p>0.000239449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2064300000000001E-4" table:style-name="ce2">
            <text:p>0.000320643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07349E-4" table:style-name="ce2">
            <text:p>0.000307349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2208399999999999E-4" table:style-name="ce2">
            <text:p>0.000322084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51756E-4" table:style-name="ce2">
            <text:p>0.000351756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2366200000000001E-4" table:style-name="ce2">
            <text:p>0.000323662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1493999999999999E-4" table:style-name="ce2">
            <text:p>0.00031494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4738599999999998E-4" table:style-name="ce2">
            <text:p>0.000347386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27397E-4" table:style-name="ce2">
            <text:p>0.000327397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40253E-4" table:style-name="ce2">
            <text:p>0.000340253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4144200000000002E-4" table:style-name="ce2">
            <text:p>0.000341442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7688199999999998E-4" table:style-name="ce2">
            <text:p>0.000476882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2567400000000002E-4" table:style-name="ce2">
            <text:p>0.000425674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5.1502000000000004E-4" table:style-name="ce2">
            <text:p>0.00051502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5.0333500000000005E-4" table:style-name="ce2">
            <text:p>0.000503335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4067899999999997E-4" table:style-name="ce2">
            <text:p>0.000440679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6978500000000002E-4" table:style-name="ce2">
            <text:p>0.000469785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3649599999999998E-4" table:style-name="ce2">
            <text:p>0.000436496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1836100000000001E-4" table:style-name="ce2">
            <text:p>0.000418361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4487500000000001E-4" table:style-name="ce2">
            <text:p>0.000444875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37902E-4" table:style-name="ce2">
            <text:p>0.000437902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5.6934300000000004E-4" table:style-name="ce2">
            <text:p>0.000569343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4050900000000004E-4" table:style-name="ce2">
            <text:p>0.000640509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3157600000000001E-4" table:style-name="ce2">
            <text:p>0.000631576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5.8423700000000004E-4" table:style-name="ce2">
            <text:p>0.000584237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0418699999999995E-4" table:style-name="ce2">
            <text:p>0.000604187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0033000000000005E-4" table:style-name="ce2">
            <text:p>0.00060033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5.7917400000000001E-4" table:style-name="ce2">
            <text:p>0.000579174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5.5516199999999999E-4" table:style-name="ce2">
            <text:p>0.000555162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0515199999999997E-4" table:style-name="ce2">
            <text:p>0.000605152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42324E-4" table:style-name="ce2">
            <text:p>0.000642324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4.8498300000000003E-3" table:style-name="ce2">
            <text:p>0.00484983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8.03661E-4" table:style-name="ce2">
            <text:p>0.000803661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7.89345E-4" table:style-name="ce2">
            <text:p>0.000789345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7.7805799999999998E-4" table:style-name="ce2">
            <text:p>0.000778058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7.89531E-4" table:style-name="ce2">
            <text:p>0.000789531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8.19147E-4" table:style-name="ce2">
            <text:p>0.000819147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8.0489400000000001E-4" table:style-name="ce2">
            <text:p>0.000804894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7.6775599999999997E-4" table:style-name="ce2">
            <text:p>0.000767756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7.9373200000000001E-4" table:style-name="ce2">
            <text:p>0.000793732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8.9655500000000005E-4" table:style-name="ce2">
            <text:p>0.000896555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04097E-3" table:style-name="ce2">
            <text:p>0.00104097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0639600000000001E-3" table:style-name="ce2">
            <text:p>0.00106396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19257E-3" table:style-name="ce2">
            <text:p>0.00119257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0761900000000001E-3" table:style-name="ce2">
            <text:p>0.00107619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6.9404899999999997E-3" table:style-name="ce2">
            <text:p>0.00694049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1521599999999999E-3" table:style-name="ce2">
            <text:p>0.00115216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1840799999999999E-3" table:style-name="ce2">
            <text:p>0.00118408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1537699999999999E-3" table:style-name="ce2">
            <text:p>0.00115377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2534600000000001E-3" table:style-name="ce2">
            <text:p>0.00125346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1029099999999999E-3" table:style-name="ce2">
            <text:p>0.00110291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5.3630799999999999E-2" table:style-name="ce2">
            <text:p>0.0536308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4552899999999999E-3" table:style-name="ce2">
            <text:p>0.00145529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59173E-3" table:style-name="ce2">
            <text:p>0.00159173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55214E-3" table:style-name="ce2">
            <text:p>0.00155214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43716E-3" table:style-name="ce2">
            <text:p>0.00143716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63915E-3" table:style-name="ce2">
            <text:p>0.00163915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2.7105100000000002E-3" table:style-name="ce2">
            <text:p>0.00271051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5444499999999999E-3" table:style-name="ce2">
            <text:p>0.00154445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2.4343099999999999E-3" table:style-name="ce2">
            <text:p>0.00243431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45879E-3" table:style-name="ce2">
            <text:p>0.00145879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1.69224E-3" table:style-name="ce2">
            <text:p>0.00169224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1.70094E-3" table:style-name="ce2">
            <text:p>0.00170094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1.5789000000000001E-3" table:style-name="ce2">
            <text:p>0.0015789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1.9888200000000001E-3" table:style-name="ce2">
            <text:p>0.00198882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2.0155400000000001E-3" table:style-name="ce2">
            <text:p>0.00201554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7.3799000000000003E-2" table:style-name="ce2">
            <text:p>0.073799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1.87604E-3" table:style-name="ce2">
            <text:p>0.00187604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1.98613E-3" table:style-name="ce2">
            <text:p>0.00198613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1.96356E-3" table:style-name="ce2">
            <text:p>0.00196356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2.0530800000000001E-3" table:style-name="ce2">
            <text:p>0.00205308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2.8354000000000001E-3" table:style-name="ce2">
            <text:p>0.0028354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2.77992E-3" table:style-name="ce2">
            <text:p>0.00277992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2.6303199999999998E-3" table:style-name="ce2">
            <text:p>0.00263032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2.7362699999999998E-3" table:style-name="ce2">
            <text:p>0.00273627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7.8709899999999999E-2" table:style-name="ce2">
            <text:p>0.0787099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2.69214E-3" table:style-name="ce2">
            <text:p>0.00269214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2.7116100000000001E-3" table:style-name="ce2">
            <text:p>0.00271161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6.7766099999999998E-3" table:style-name="ce2">
            <text:p>0.00677661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2.6156199999999999E-3" table:style-name="ce2">
            <text:p>0.00261562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2.7978899999999999E-3" table:style-name="ce2">
            <text:p>0.00279789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3.4764100000000001E-3" table:style-name="ce2">
            <text:p>0.00347641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3.6695999999999999E-3" table:style-name="ce2">
            <text:p>0.0036696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6.7404099999999995E-2" table:style-name="ce2">
            <text:p>0.0674041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3.50593E-3" table:style-name="ce2">
            <text:p>0.00350593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3.3311399999999998E-3" table:style-name="ce2">
            <text:p>0.00333114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8.3862699999999995E-3" table:style-name="ce2">
            <text:p>0.00838627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3.5098400000000002E-3" table:style-name="ce2">
            <text:p>0.00350984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3.6901299999999998E-3" table:style-name="ce2">
            <text:p>0.00369013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4.2586799999999999E-3" table:style-name="ce2">
            <text:p>0.00425868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7.1722999999999995E-2" table:style-name="ce2">
            <text:p>0.071723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4.6020799999999997E-3" table:style-name="ce2">
            <text:p>0.00460208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7.7272299999999999E-3" table:style-name="ce2">
            <text:p>0.00772723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5.1448099999999997E-3" table:style-name="ce2">
            <text:p>0.00514481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4.9404399999999999E-3" table:style-name="ce2">
            <text:p>0.00494044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7.7134800000000003E-2" table:style-name="ce2">
            <text:p>0.0771348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4.7965400000000002E-3" table:style-name="ce2">
            <text:p>0.00479654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4.7969199999999997E-3" table:style-name="ce2">
            <text:p>0.00479692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4.9591100000000001E-3" table:style-name="ce2">
            <text:p>0.00495911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7.6890600000000003E-2" table:style-name="ce2">
            <text:p>0.0768906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5.5870299999999998E-3" table:style-name="ce2">
            <text:p>0.00558703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6.3113199999999996E-3" table:style-name="ce2">
            <text:p>0.00631132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5.2367500000000001E-3" table:style-name="ce2">
            <text:p>0.00523675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5.1001600000000003E-3" table:style-name="ce2">
            <text:p>0.00510016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7.7261700000000003E-2" table:style-name="ce2">
            <text:p>0.0772617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6.38267E-3" table:style-name="ce2">
            <text:p>0.00638267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5.3297500000000003E-3" table:style-name="ce2">
            <text:p>0.00532975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5.4746600000000001E-3" table:style-name="ce2">
            <text:p>0.00547466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8.1344299999999994E-2" table:style-name="ce2">
            <text:p>0.0813443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6.07641E-3" table:style-name="ce2">
            <text:p>0.00607641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5.2537599999999997E-3" table:style-name="ce2">
            <text:p>0.00525376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8.3153299999999999E-2" table:style-name="ce2">
            <text:p>0.0831533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7.6323500000000004E-3" table:style-name="ce2">
            <text:p>0.00763235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7.1751999999999996E-3" table:style-name="ce2">
            <text:p>0.0071752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7.5092900000000001E-3" table:style-name="ce2">
            <text:p>0.00750929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7.9007099999999997E-2" table:style-name="ce2">
            <text:p>0.0790071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7.8210899999999993E-3" table:style-name="ce2">
            <text:p>0.00782109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7.1116199999999999E-3" table:style-name="ce2">
            <text:p>0.00711162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8.2817500000000002E-2" table:style-name="ce2">
            <text:p>0.0828175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8.0885499999999999E-3" table:style-name="ce2">
            <text:p>0.00808855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7.2487799999999998E-3" table:style-name="ce2">
            <text:p>0.00724878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8.5169800000000004E-2" table:style-name="ce2">
            <text:p>0.0851698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1.00521E-2" table:style-name="ce2">
            <text:p>0.0100521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8.5246000000000002E-2" table:style-name="ce2">
            <text:p>0.085246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9.5864999999999995E-3" table:style-name="ce2">
            <text:p>0.0095865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9.0403299999999992E-3" table:style-name="ce2">
            <text:p>0.00904033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8.1168199999999996E-2" table:style-name="ce2">
            <text:p>0.0811682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1.0656499999999999E-2" table:style-name="ce2">
            <text:p>0.0106565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8.6180000000000007E-2" table:style-name="ce2">
            <text:p>0.08618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9.7935499999999998E-3" table:style-name="ce2">
            <text:p>0.00979355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9.1349699999999992E-3" table:style-name="ce2">
            <text:p>0.00913497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1.2383099999999999E-2" table:style-name="ce2">
            <text:p>0.0123831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1.29654E-2" table:style-name="ce2">
            <text:p>0.0129654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8.5061899999999996E-2" table:style-name="ce2">
            <text:p>0.0850619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8.9570800000000006E-2" table:style-name="ce2">
            <text:p>0.0895708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1.28413E-2" table:style-name="ce2">
            <text:p>0.0128413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8.9160400000000001E-2" table:style-name="ce2">
            <text:p>0.0891604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1.37587E-2" table:style-name="ce2">
            <text:p>0.0137587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8.85542E-2" table:style-name="ce2">
            <text:p>0.0885542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1.34526E-2" table:style-name="ce2">
            <text:p>0.0134526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8.4426600000000004E-2" table:style-name="ce2">
            <text:p>0.0844266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9.29759E-2" table:style-name="ce2">
            <text:p>0.0929759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1.7200900000000002E-2" table:style-name="ce2">
            <text:p>0.0172009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2.1221400000000001E-2" table:style-name="ce2">
            <text:p>0.0212214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9.3902100000000002E-2" table:style-name="ce2">
            <text:p>0.0939021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0.102689" table:style-name="ce2">
            <text:p>0.102689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8.7759000000000004E-2" table:style-name="ce2">
            <text:p>0.087759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9.2801499999999995E-2" table:style-name="ce2">
            <text:p>0.0928015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9.7874500000000003E-2" table:style-name="ce2">
            <text:p>0.0978745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9.2231199999999999E-2" table:style-name="ce2">
            <text:p>0.0922312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9.6194399999999999E-2" table:style-name="ce2">
            <text:p>0.0961944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9.9286200000000005E-2" table:style-name="ce2">
            <text:p>0.0992862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08114" table:style-name="ce2">
            <text:p>0.108114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9.9854100000000001E-2" table:style-name="ce2">
            <text:p>0.0998541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9.9049399999999996E-2" table:style-name="ce2">
            <text:p>0.0990494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9.8280099999999995E-2" table:style-name="ce2">
            <text:p>0.0982801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03743" table:style-name="ce2">
            <text:p>0.103743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03613" table:style-name="ce2">
            <text:p>0.103613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9.8883700000000005E-2" table:style-name="ce2">
            <text:p>0.0988837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04065" table:style-name="ce2">
            <text:p>0.104065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04506" table:style-name="ce2">
            <text:p>0.104506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83779" table:style-name="ce2">
            <text:p>0.183779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1212800000000001" table:style-name="ce2">
            <text:p>0.112128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85417" table:style-name="ce2">
            <text:p>0.185417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11563" table:style-name="ce2">
            <text:p>0.111563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8878400000000001" table:style-name="ce2">
            <text:p>0.188784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06296" table:style-name="ce2">
            <text:p>0.106296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8815799999999999" table:style-name="ce2">
            <text:p>0.188158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1385000000000001" table:style-name="ce2">
            <text:p>0.11385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1214300000000001" table:style-name="ce2">
            <text:p>0.112143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89467" table:style-name="ce2">
            <text:p>0.189467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19534299999999999" table:style-name="ce2">
            <text:p>0.195343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196099" table:style-name="ce2">
            <text:p>0.196099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19734199999999999" table:style-name="ce2">
            <text:p>0.197342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1255599999999999" table:style-name="ce2">
            <text:p>0.212556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17988100000000001" table:style-name="ce2">
            <text:p>0.179881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18781500000000001" table:style-name="ce2">
            <text:p>0.187815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25962" table:style-name="ce2">
            <text:p>0.225962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15601999999999999" table:style-name="ce2">
            <text:p>0.15602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190278" table:style-name="ce2">
            <text:p>0.190278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14257" table:style-name="ce2">
            <text:p>0.214257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21745200000000001" table:style-name="ce2">
            <text:p>0.217452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22007699999999999" table:style-name="ce2">
            <text:p>0.220077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27701500000000001" table:style-name="ce2">
            <text:p>0.277015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28975000000000001" table:style-name="ce2">
            <text:p>0.28975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23590800000000001" table:style-name="ce2">
            <text:p>0.235908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25753599999999999" table:style-name="ce2">
            <text:p>0.257536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28730800000000001" table:style-name="ce2">
            <text:p>0.287308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29033399999999998" table:style-name="ce2">
            <text:p>0.290334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21871599999999999" table:style-name="ce2">
            <text:p>0.218716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28736400000000001" table:style-name="ce2">
            <text:p>0.287364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378722" table:style-name="ce2">
            <text:p>0.378722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38990200000000003" table:style-name="ce2">
            <text:p>0.389902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30870599999999998" table:style-name="ce2">
            <text:p>0.308706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38852700000000001" table:style-name="ce2">
            <text:p>0.388527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307865" table:style-name="ce2">
            <text:p>0.307865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31099100000000002" table:style-name="ce2">
            <text:p>0.310991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38224200000000003" table:style-name="ce2">
            <text:p>0.382242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31138100000000002" table:style-name="ce2">
            <text:p>0.311381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38248199999999999" table:style-name="ce2">
            <text:p>0.382482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30811300000000003" table:style-name="ce2">
            <text:p>0.308113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41056599999999999" table:style-name="ce2">
            <text:p>0.410566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42641600000000002" table:style-name="ce2">
            <text:p>0.426416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47772300000000001" table:style-name="ce2">
            <text:p>0.477723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48684300000000003" table:style-name="ce2">
            <text:p>0.486843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48651699999999998" table:style-name="ce2">
            <text:p>0.486517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40349099999999999" table:style-name="ce2">
            <text:p>0.403491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48760199999999998" table:style-name="ce2">
            <text:p>0.487602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48452899999999999" table:style-name="ce2">
            <text:p>0.484529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42529400000000001" table:style-name="ce2">
            <text:p>0.425294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43044700000000002" table:style-name="ce2">
            <text:p>0.430447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65761899999999995" table:style-name="ce2">
            <text:p>0.657619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63128799999999996" table:style-name="ce2">
            <text:p>0.631288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57289900000000005" table:style-name="ce2">
            <text:p>0.572899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59715300000000004" table:style-name="ce2">
            <text:p>0.597153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66294900000000001" table:style-name="ce2">
            <text:p>0.662949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61877800000000005" table:style-name="ce2">
            <text:p>0.618778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57090700000000005" table:style-name="ce2">
            <text:p>0.570907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60330700000000004" table:style-name="ce2">
            <text:p>0.603307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60014900000000004" table:style-name="ce2">
            <text:p>0.600149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58688099999999999" table:style-name="ce2">
            <text:p>0.586881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0.79664599999999997" table:style-name="ce2">
            <text:p>0.796646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0.78918999999999995" table:style-name="ce2">
            <text:p>0.78919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0.79994299999999996" table:style-name="ce2">
            <text:p>0.799943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0.72101099999999996" table:style-name="ce2">
            <text:p>0.721011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0.807836" table:style-name="ce2">
            <text:p>0.807836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0.79500599999999999" table:style-name="ce2">
            <text:p>0.795006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0.81111299999999997" table:style-name="ce2">
            <text:p>0.811113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0.80615300000000001" table:style-name="ce2">
            <text:p>0.806153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0.87764399999999998" table:style-name="ce2">
            <text:p>0.877644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0.88942399999999999" table:style-name="ce2">
            <text:p>0.889424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18876" table:style-name="ce2">
            <text:p>1.18876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1150899999999999" table:style-name="ce2">
            <text:p>1.11509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1074200000000001" table:style-name="ce2">
            <text:p>1.10742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11419" table:style-name="ce2">
            <text:p>1.11419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1003499999999999" table:style-name="ce2">
            <text:p>1.10035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18442" table:style-name="ce2">
            <text:p>1.18442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0844" table:style-name="ce2">
            <text:p>1.0844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11554" table:style-name="ce2">
            <text:p>1.11554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1006800000000001" table:style-name="ce2">
            <text:p>1.10068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09907" table:style-name="ce2">
            <text:p>1.09907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5962000000000001" table:style-name="ce2">
            <text:p>1.5962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5207200000000001" table:style-name="ce2">
            <text:p>1.52072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57534" table:style-name="ce2">
            <text:p>1.57534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49807" table:style-name="ce2">
            <text:p>1.49807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51952" table:style-name="ce2">
            <text:p>1.51952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4977" table:style-name="ce2">
            <text:p>1.4977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50048" table:style-name="ce2">
            <text:p>1.50048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57955" table:style-name="ce2">
            <text:p>1.57955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5037400000000001" table:style-name="ce2">
            <text:p>1.50374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53481" table:style-name="ce2">
            <text:p>1.53481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0857600000000001" table:style-name="ce2">
            <text:p>2.08576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1349100000000001" table:style-name="ce2">
            <text:p>2.13491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07328" table:style-name="ce2">
            <text:p>2.07328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0973600000000001" table:style-name="ce2">
            <text:p>2.09736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0733700000000002" table:style-name="ce2">
            <text:p>2.07337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1825299999999999" table:style-name="ce2">
            <text:p>2.18253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0265" table:style-name="ce2">
            <text:p>2.0265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10195" table:style-name="ce2">
            <text:p>2.10195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1759300000000001" table:style-name="ce2">
            <text:p>2.17593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0393300000000001" table:style-name="ce2">
            <text:p>2.03933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2.8285300000000002" table:style-name="ce2">
            <text:p>2.82853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2.9902500000000001" table:style-name="ce2">
            <text:p>2.99025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2.9127100000000001" table:style-name="ce2">
            <text:p>2.91271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2.9030900000000002" table:style-name="ce2">
            <text:p>2.90309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2.8989799999999999" table:style-name="ce2">
            <text:p>2.89898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2.8994599999999999" table:style-name="ce2">
            <text:p>2.89946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2.9982199999999999" table:style-name="ce2">
            <text:p>2.99822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3.0870299999999999" table:style-name="ce2">
            <text:p>3.08703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2.9925099999999998" table:style-name="ce2">
            <text:p>2.99251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2.90225" table:style-name="ce2">
            <text:p>2.90225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2477200000000002" table:style-name="ce2">
            <text:p>4.24772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1133199999999999" table:style-name="ce2">
            <text:p>4.11332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0989300000000002" table:style-name="ce2">
            <text:p>4.09893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0741800000000001" table:style-name="ce2">
            <text:p>4.07418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3.9179599999999999" table:style-name="ce2">
            <text:p>3.91796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1320899999999998" table:style-name="ce2">
            <text:p>4.13209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3.9087399999999999" table:style-name="ce2">
            <text:p>3.90874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1926800000000002" table:style-name="ce2">
            <text:p>4.19268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0878300000000003" table:style-name="ce2">
            <text:p>4.08783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1213600000000001" table:style-name="ce2">
            <text:p>4.12136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5.7015599999999997" table:style-name="ce2">
            <text:p>5.70156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5.8022400000000003" table:style-name="ce2">
            <text:p>5.80224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6.0253699999999997" table:style-name="ce2">
            <text:p>6.02537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5.9204800000000004" table:style-name="ce2">
            <text:p>5.92048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5.6315" table:style-name="ce2">
            <text:p>5.6315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5.7978199999999998" table:style-name="ce2">
            <text:p>5.79782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5.3969699999999996" table:style-name="ce2">
            <text:p>5.39697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5.3195899999999998" table:style-name="ce2">
            <text:p>5.31959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5.5183499999999999" table:style-name="ce2">
            <text:p>5.51835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5.70512" table:style-name="ce2">
            <text:p>5.70512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3915500000000005" table:style-name="ce2">
            <text:p>8.39155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2116100000000003" table:style-name="ce2">
            <text:p>8.21161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2779900000000008" table:style-name="ce2">
            <text:p>8.27799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20777" table:style-name="ce2">
            <text:p>8.20777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2924199999999999" table:style-name="ce2">
            <text:p>8.29242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2791499999999996" table:style-name="ce2">
            <text:p>8.27915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17666" table:style-name="ce2">
            <text:p>8.17666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7.8286499999999997" table:style-name="ce2">
            <text:p>7.82865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7.5813899999999999" table:style-name="ce2">
            <text:p>7.58139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2053600000000007" table:style-name="ce2">
            <text:p>8.20536</text:p>
          </table:table-cell>
          <table:table-cell table:number-columns-repeated="16382"/>
        </table:table-row>
        <table:table-row table:number-rows-repeated="10480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4pt" style:font-size-asian="14pt" style:font-size-complex="14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Dell Latitude E7440</dc:creator>
    <meta:creation-date>2020-02-02T11:26:16Z</meta:creation-date>
    <dc:date>2020-02-10T14:46:14Z</dc:date>
    <meta:editing-cycles>6</meta:editing-cycles>
    <meta:editing-duration>PT542S</meta:editing-duration>
  </office:meta>
</office:document-meta>
</file>